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24-12-3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24-01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23-01-17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22-01-13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21-01-20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9-12-18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9-01-09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8-01-11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6-12-29 16:1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6-01-05 15:3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3-01-17 15:4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2-01-19 19:49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1-01-03 19:0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10-01-13 18:0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9-01-06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8-01-04 20:28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7-01-09 16:1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6-01-17 23:1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5-01-07 16:3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4-01-07 01:4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3-01-03 18:17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2-01-02 19:53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1-01-05 23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2000-01-04 18:06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9-01-07 17:4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8-01-07 16:3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15097471302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